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1f46f" officeooo:paragraph-rsid="0011f46f" style:font-size-asian="21pt" style:font-size-complex="24pt"/>
    </style:style>
    <style:style style:name="P3" style:family="paragraph" style:parent-style-name="Standard">
      <style:text-properties fo:font-size="12pt" officeooo:rsid="001316f5" officeooo:paragraph-rsid="001316f5" style:font-size-asian="10.5pt" style:font-size-complex="12pt"/>
    </style:style>
    <style:style style:name="P4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756f7"/>
    </style:style>
    <style:style style:name="P15" style:family="paragraph" style:parent-style-name="Text_20_body">
      <style:text-properties officeooo:rsid="02e82a24" officeooo:paragraph-rsid="001756f7" style:font-size-asian="12pt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161290"/>
    </style:style>
    <style:style style:name="T2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5" style:family="text">
      <style:text-properties officeooo:rsid="038d9d4d"/>
    </style:style>
    <style:style style:name="T26" style:family="text">
      <style:text-properties officeooo:rsid="038dd9cf"/>
    </style:style>
    <style:style style:name="T27" style:family="text">
      <style:text-properties officeooo:rsid="0025668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Gracjan Blazejowski, 2026</text:p>
      <text:p text:style-name="P3"/>
      <text:p text:style-name="P3"/>
      <text:p text:style-name="P4">Section 1 – Reflective Learning</text:p>
      <text:p text:style-name="P4"/>
      <text:p text:style-name="P5">1(a) – Research Process</text:p>
      <text:p text:style-name="P6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7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8"/>
      <text:p text:style-name="P9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(in assumption) prioriti</text:span><text:span text:style-name="T17">ses cost cutting wherever possible</text:span><text:span text:style-name="T13">.</text:span></text:p>
      <text:p text:style-name="P8"/>
      <text:p text:style-name="P8"/>
      <text:p text:style-name="P10"/>
      <text:p text:style-name="P11">1(<text:span text:style-name="T18">b</text:span>) – <text:span text:style-name="T18">Changed Understanding</text:span></text:p>
      <text:p text:style-name="P11"/>
      <text:p text:style-name="P11"/>
      <text:p text:style-name="P11"/>
      <text:p text:style-name="P11">1(<text:span text:style-name="T18">c</text:span>) – <text:span text:style-name="T18">Success and Failure</text:span></text:p>
      <text:p text:style-name="P11"/>
      <text:p text:style-name="P11"/>
      <text:p text:style-name="P11">1<text:span text:style-name="T18">(d</text:span>) – <text:span text:style-name="T18">Self-Motivation</text:span></text:p>
      <text:p text:style-name="P11"/>
      <text:p text:style-name="P11"/>
      <text:p text:style-name="P11"/>
      <text:p text:style-name="P12">Section <text:span text:style-name="T18">2</text:span> – <text:span text:style-name="T19">Ongoing Risk Management</text:span></text:p>
      <text:p text:style-name="P12"/>
      <text:p text:style-name="P12"/>
      <text:p text:style-name="P12"/>
      <text:p text:style-name="P13">References</text:p>
      <text:p text:style-name="P14"><text:span text:style-name="Strong_20_Emphasis"><text:span text:style-name="T20">GD</text:span></text:span><text:span text:style-name="Strong_20_Emphasis"><text:span text:style-name="T21">P</text:span></text:span><text:span text:style-name="Strong_20_Emphasis"><text:span text:style-name="T20">R</text:span></text:span><text:span text:style-name="T22"> (</text:span>2018<text:span text:style-name="T22">) </text:span><text:span text:style-name="Emphasis"><text:span text:style-name="T22">General Data Protection Regulation.</text:span></text:span><text:span text:style-name="T22"> Available at: </text:span><text:a xlink:type="simple" xlink:href="https://gdpr-info.eu/" text:style-name="Internet_20_link" text:visited-style-name="Visited_20_Internet_20_Link"><text:span text:style-name="T22">https://gdpr-info.eu/</text:span></text:a><text:span text:style-name="T22"> (</text:span><text:span text:style-name="T23">Accessed: </text:span><text:span text:style-name="T24">5 </text:span><text:span text:style-name="T23"><text:s/></text:span><text:span text:style-name="T24">May</text:span><text:span text:style-name="T23"> 2026</text:span><text:span text:style-name="T22">).</text:span></text:p>
      <text:p text:style-name="P15"><text:soft-page-break/><text:span text:style-name="Strong_20_Emphasis">Data Protection Act 2018</text:span> (2018) <text:span text:style-name="Emphasis">c.12.</text:span> London: The Stationery Office. <text:span text:style-name="T25">Available at: </text:span><text:a xlink:type="simple" xlink:href="https://www.legislation.gov.uk/ukpga/2018/12" text:style-name="Internet_20_link" text:visited-style-name="Visited_20_Internet_20_Link"><text:span text:style-name="T25">https://www.legislation.gov.uk/ukpga/2018/12</text:span></text:a><text:span text:style-name="T25"> </text:span><text:span text:style-name="T26">(Accessed: </text:span><text:span text:style-name="T27">5 May</text:span><text:span text:style-name="T26"> 2026).</text:span></text:p>
      <text:p text:style-name="P1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6">Accessed: </text:span><text:span text:style-name="T27">5</text:span><text:span text:style-name="T26"> </text:span><text:span text:style-name="T27">May</text:span><text:span text:style-name="T26"> 2026</text:span>).</text:p>
      <text:p text:style-name="P17">National Cyber Security Centre <text:span text:style-name="T28">(2021) </text:span><text:span text:style-name="T29">Top tips for staying secure online.</text:span><text:span text:style-name="T28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8">https://www.ncsc.gov.uk/collection/top-tips-for-staying-secure-online/always-back-up-your-most-important-data#section_3</text:span></text:a><text:span text:style-name="T28"> (Accessed 5 May 2026).</text:span></text:p>
      <text:p text:style-name="P18"/>
      <text:p text:style-name="P19"><text:span text:style-name="T3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3:39:58.661590063</dc:date>
    <meta:editing-duration>PT56M38S</meta:editing-duration>
    <meta:editing-cycles>39</meta:editing-cycles>
    <meta:document-statistic meta:table-count="0" meta:image-count="0" meta:object-count="0" meta:page-count="3" meta:paragraph-count="17" meta:word-count="330" meta:character-count="2435" meta:non-whitespace-character-count="2115"/>
  </office:meta>
</office:document-meta>
</file>